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879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6.02cm" svg:height="8.995cm" svg:x="14.328cm" svg:y="0.159cm">
            <draw:object draw:notify-on-update-of-ranges="'Hoja de datos'.A1:'Hoja de datos'.A1 'Hoja de datos'.A2:'Hoja de datos'.A11 'Hoja de datos'.B1:'Hoja de datos'.B1 'Hoja de datos'.B2:'Hoja de datos'.B11 'Hoja de datos'.C1:'Hoja de datos'.C1 'Hoja de datos'.C2:'Hoja de datos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cm" svg:height="8.996cm" svg:x="19.322cm" svg:y="5.344cm">
            <draw:object draw:notify-on-update-of-ranges="'Hoja de datos'.A1:'Hoja de datos'.A1 'Hoja de datos'.A2:'Hoja de datos'.A11 'Hoja de datos'.D1:'Hoja de datos'.D1 'Hoja de datos'.D2:'Hoja de datos'.D11 'Hoja de datos'.E1:'Hoja de datos'.E1 'Hoja de datos'.E2:'Hoja de datos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3cm" svg:height="8.996cm" svg:x="0.764cm" svg:y="6.826cm">
            <draw:object draw:notify-on-update-of-ranges="'Hoja de datos'.A1:'Hoja de datos'.A1 'Hoja de datos'.A2:'Hoja de datos'.A11 'Hoja de datos'.F1:'Hoja de datos'.F1 'Hoja de datos'.F2:'Hoja de datos'.F11 'Hoja de datos'.G1:'Hoja de datos'.G1 'Hoja de datos'.G2:'Hoja de datos'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AsignacionesNormales</text:p>
          </table:table-cell>
          <table:table-cell table:style-name="ce1" office:value-type="string" calcext:value-type="string">
            <text:p>AsignacionesModificado</text:p>
          </table:table-cell>
          <table:table-cell table:style-name="ce1" office:value-type="string" calcext:value-type="string">
            <text:p>ComparacionesNormales</text:p>
          </table:table-cell>
          <table:table-cell table:style-name="ce1" office:value-type="string" calcext:value-type="string">
            <text:p>ComparacionesModificado</text:p>
          </table:table-cell>
          <table:table-cell table:style-name="ce1" office:value-type="string" calcext:value-type="string">
            <text:p>TiempoNormal</text:p>
          </table:table-cell>
          <table:table-cell table:style-name="ce1" office:value-type="string" calcext:value-type="string">
            <text:p>TiempoModificado</text:p>
          </table:table-cell>
          <table:table-cell table:number-columns-repeated="57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7806" calcext:value-type="float">
            <text:p>37806</text:p>
          </table:table-cell>
          <table:table-cell table:style-name="ce1" office:value-type="float" office:value="32668" calcext:value-type="float">
            <text:p>32668</text:p>
          </table:table-cell>
          <table:table-cell table:style-name="ce1" office:value-type="float" office:value="584581" calcext:value-type="float">
            <text:p>584581</text:p>
          </table:table-cell>
          <table:table-cell table:style-name="ce1" office:value-type="float" office:value="438576" calcext:value-type="float">
            <text:p>438576</text:p>
          </table:table-cell>
          <table:table-cell table:style-name="ce1" office:value-type="float" office:value="7978800" calcext:value-type="float">
            <text:p>7978800</text:p>
          </table:table-cell>
          <table:table-cell table:style-name="ce1" office:value-type="float" office:value="5508900" calcext:value-type="float">
            <text:p>5508900</text:p>
          </table:table-cell>
          <table:table-cell table:number-columns-repeated="57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78226" calcext:value-type="float">
            <text:p>78226</text:p>
          </table:table-cell>
          <table:table-cell table:style-name="ce1" office:value-type="float" office:value="67887" calcext:value-type="float">
            <text:p>67887</text:p>
          </table:table-cell>
          <table:table-cell table:style-name="ce1" office:value-type="float" office:value="1263254" calcext:value-type="float">
            <text:p>1263254</text:p>
          </table:table-cell>
          <table:table-cell table:style-name="ce1" office:value-type="float" office:value="991845" calcext:value-type="float">
            <text:p>991845</text:p>
          </table:table-cell>
          <table:table-cell table:style-name="ce1" office:value-type="float" office:value="4009275" calcext:value-type="float">
            <text:p>4009275</text:p>
          </table:table-cell>
          <table:table-cell table:style-name="ce1" office:value-type="float" office:value="2792175" calcext:value-type="float">
            <text:p>2792175</text:p>
          </table:table-cell>
          <table:table-cell table:number-columns-repeated="57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19481" calcext:value-type="float">
            <text:p>119481</text:p>
          </table:table-cell>
          <table:table-cell table:style-name="ce1" office:value-type="float" office:value="103921" calcext:value-type="float">
            <text:p>103921</text:p>
          </table:table-cell>
          <table:table-cell table:style-name="ce1" office:value-type="float" office:value="2036763" calcext:value-type="float">
            <text:p>2036763</text:p>
          </table:table-cell>
          <table:table-cell table:style-name="ce1" office:value-type="float" office:value="1542851" calcext:value-type="float">
            <text:p>1542851</text:p>
          </table:table-cell>
          <table:table-cell table:style-name="ce1" office:value-type="float" office:value="5943600" calcext:value-type="float">
            <text:p>5943600</text:p>
          </table:table-cell>
          <table:table-cell table:style-name="ce1" office:value-type="float" office:value="4017800" calcext:value-type="float">
            <text:p>4017800</text:p>
          </table:table-cell>
          <table:table-cell table:number-columns-repeated="57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61436" calcext:value-type="float">
            <text:p>161436</text:p>
          </table:table-cell>
          <table:table-cell table:style-name="ce1" office:value-type="float" office:value="140749" calcext:value-type="float">
            <text:p>140749</text:p>
          </table:table-cell>
          <table:table-cell table:style-name="ce1" office:value-type="float" office:value="2701953" calcext:value-type="float">
            <text:p>2701953</text:p>
          </table:table-cell>
          <table:table-cell table:style-name="ce1" office:value-type="float" office:value="2102848" calcext:value-type="float">
            <text:p>2102848</text:p>
          </table:table-cell>
          <table:table-cell table:style-name="ce1" office:value-type="float" office:value="7926625" calcext:value-type="float">
            <text:p>7926625</text:p>
          </table:table-cell>
          <table:table-cell table:style-name="ce1" office:value-type="float" office:value="5298900" calcext:value-type="float">
            <text:p>5298900</text:p>
          </table:table-cell>
          <table:table-cell table:number-columns-repeated="57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03953" calcext:value-type="float">
            <text:p>203953</text:p>
          </table:table-cell>
          <table:table-cell table:style-name="ce1" office:value-type="float" office:value="177866" calcext:value-type="float">
            <text:p>177866</text:p>
          </table:table-cell>
          <table:table-cell table:style-name="ce1" office:value-type="float" office:value="3458294" calcext:value-type="float">
            <text:p>3458294</text:p>
          </table:table-cell>
          <table:table-cell table:style-name="ce1" office:value-type="float" office:value="2752131" calcext:value-type="float">
            <text:p>2752131</text:p>
          </table:table-cell>
          <table:table-cell table:style-name="ce1" office:value-type="float" office:value="9977825" calcext:value-type="float">
            <text:p>9977825</text:p>
          </table:table-cell>
          <table:table-cell table:style-name="ce1" office:value-type="float" office:value="6781375" calcext:value-type="float">
            <text:p>6781375</text:p>
          </table:table-cell>
          <table:table-cell table:number-columns-repeated="57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246615" calcext:value-type="float">
            <text:p>246615</text:p>
          </table:table-cell>
          <table:table-cell table:style-name="ce1" office:value-type="float" office:value="215396" calcext:value-type="float">
            <text:p>215396</text:p>
          </table:table-cell>
          <table:table-cell table:style-name="ce1" office:value-type="float" office:value="4246282" calcext:value-type="float">
            <text:p>4246282</text:p>
          </table:table-cell>
          <table:table-cell table:style-name="ce1" office:value-type="float" office:value="3426661" calcext:value-type="float">
            <text:p>3426661</text:p>
          </table:table-cell>
          <table:table-cell table:style-name="ce1" office:value-type="float" office:value="12275200" calcext:value-type="float">
            <text:p>12275200</text:p>
          </table:table-cell>
          <table:table-cell table:style-name="ce1" office:value-type="float" office:value="8650500" calcext:value-type="float">
            <text:p>8650500</text:p>
          </table:table-cell>
          <table:table-cell table:number-columns-repeated="57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289705" calcext:value-type="float">
            <text:p>289705</text:p>
          </table:table-cell>
          <table:table-cell table:style-name="ce1" office:value-type="float" office:value="253056" calcext:value-type="float">
            <text:p>253056</text:p>
          </table:table-cell>
          <table:table-cell table:style-name="ce1" office:value-type="float" office:value="4863341" calcext:value-type="float">
            <text:p>4863341</text:p>
          </table:table-cell>
          <table:table-cell table:style-name="ce1" office:value-type="float" office:value="4084864" calcext:value-type="float">
            <text:p>4084864</text:p>
          </table:table-cell>
          <table:table-cell table:style-name="ce1" office:value-type="float" office:value="15399350" calcext:value-type="float">
            <text:p>15399350</text:p>
          </table:table-cell>
          <table:table-cell table:style-name="ce1" office:value-type="float" office:value="11737975" calcext:value-type="float">
            <text:p>11737975</text:p>
          </table:table-cell>
          <table:table-cell table:number-columns-repeated="57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33042" calcext:value-type="float">
            <text:p>333042</text:p>
          </table:table-cell>
          <table:table-cell table:style-name="ce1" office:value-type="float" office:value="291535" calcext:value-type="float">
            <text:p>291535</text:p>
          </table:table-cell>
          <table:table-cell table:style-name="ce1" office:value-type="float" office:value="5723705" calcext:value-type="float">
            <text:p>5723705</text:p>
          </table:table-cell>
          <table:table-cell table:style-name="ce1" office:value-type="float" office:value="4732586" calcext:value-type="float">
            <text:p>4732586</text:p>
          </table:table-cell>
          <table:table-cell table:style-name="ce1" office:value-type="float" office:value="17325400" calcext:value-type="float">
            <text:p>17325400</text:p>
          </table:table-cell>
          <table:table-cell table:style-name="ce1" office:value-type="float" office:value="12756075" calcext:value-type="float">
            <text:p>12756075</text:p>
          </table:table-cell>
          <table:table-cell table:number-columns-repeated="57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376310" calcext:value-type="float">
            <text:p>376310</text:p>
          </table:table-cell>
          <table:table-cell table:style-name="ce1" office:value-type="float" office:value="329506" calcext:value-type="float">
            <text:p>329506</text:p>
          </table:table-cell>
          <table:table-cell table:style-name="ce1" office:value-type="float" office:value="6480919" calcext:value-type="float">
            <text:p>6480919</text:p>
          </table:table-cell>
          <table:table-cell table:style-name="ce1" office:value-type="float" office:value="5433755" calcext:value-type="float">
            <text:p>5433755</text:p>
          </table:table-cell>
          <table:table-cell table:style-name="ce1" office:value-type="float" office:value="20053500" calcext:value-type="float">
            <text:p>20053500</text:p>
          </table:table-cell>
          <table:table-cell table:style-name="ce1" office:value-type="float" office:value="14758675" calcext:value-type="float">
            <text:p>14758675</text:p>
          </table:table-cell>
          <table:table-cell table:number-columns-repeated="57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19647" calcext:value-type="float">
            <text:p>419647</text:p>
          </table:table-cell>
          <table:table-cell table:style-name="ce1" office:value-type="float" office:value="368517" calcext:value-type="float">
            <text:p>368517</text:p>
          </table:table-cell>
          <table:table-cell table:style-name="ce1" office:value-type="float" office:value="7185395" calcext:value-type="float">
            <text:p>7185395</text:p>
          </table:table-cell>
          <table:table-cell table:style-name="ce1" office:value-type="float" office:value="6064111" calcext:value-type="float">
            <text:p>6064111</text:p>
          </table:table-cell>
          <table:table-cell table:style-name="ce1" office:value-type="float" office:value="20580450" calcext:value-type="float">
            <text:p>20580450</text:p>
          </table:table-cell>
          <table:table-cell table:style-name="ce1" office:value-type="float" office:value="15253625" calcext:value-type="float">
            <text:p>15253625</text:p>
          </table:table-cell>
          <table:table-cell table:number-columns-repeated="5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1:29:17.551610639</meta:creation-date>
    <dc:date>2022-10-18T11:31:18.357366747</dc:date>
    <meta:editing-duration>PT2M1S</meta:editing-duration>
    <meta:editing-cycles>1</meta:editing-cycles>
    <meta:document-statistic meta:table-count="1" meta:cell-count="77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96cm" xlink:href=".." xlink:type="simple" chart:class="chart:line" chart:style-name="ch1">
        <chart:legend chart:legend-position="end" svg:x="10.946cm" svg:y="3.95cm" style:legend-expansion="high" chart:style-name="ch2"/>
        <chart:plot-area chart:style-name="ch3" table:cell-range-address="'Hoja de datos'.A1:'Hoja de datos'.C11" chart:data-source-has-labels="both" svg:x="0.32cm" svg:y="0.179cm" svg:width="10.306cm" svg:height="8.638cm">
          <chartooo:coordinate-region svg:x="1.682cm" svg:y="0.179cm" svg:width="8.804cm" svg:height="7.123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B2:'Hoja de datos'.B11" chart:label-cell-address="'Hoja de datos'.B1:'Hoja de datos'.B1" chart:class="chart:line">
            <chart:data-point chart:repeated="10"/>
          </chart:series>
          <chart:series chart:style-name="ch7" chart:values-cell-range-address="'Hoja de datos'.C2:'Hoja de datos'.C11" chart:label-cell-address="'Hoja de datos'.C1:'Hoja de datos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Normales</text:p>
                <draw:g>
                  <svg:desc>'Hoja de datos'.B1:'Hoja de datos'.B1</svg:desc>
                </draw:g>
              </table:table-cell>
              <table:table-cell office:value-type="string">
                <text:p>AsignacionesModificado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37806">
                <text:p>37806</text:p>
                <draw:g>
                  <svg:desc>'Hoja de datos'.B2:'Hoja de datos'.B11</svg:desc>
                </draw:g>
              </table:table-cell>
              <table:table-cell office:value-type="float" office:value="32668">
                <text:p>32668</text:p>
                <draw:g>
                  <svg:desc>'Hoja de datos'.C2:'Hoja de datos'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8226">
                <text:p>78226</text:p>
              </table:table-cell>
              <table:table-cell office:value-type="float" office:value="67887">
                <text:p>678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19481">
                <text:p>119481</text:p>
              </table:table-cell>
              <table:table-cell office:value-type="float" office:value="103921">
                <text:p>1039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1436">
                <text:p>161436</text:p>
              </table:table-cell>
              <table:table-cell office:value-type="float" office:value="140749">
                <text:p>1407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3953">
                <text:p>203953</text:p>
              </table:table-cell>
              <table:table-cell office:value-type="float" office:value="177866">
                <text:p>1778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6615">
                <text:p>246615</text:p>
              </table:table-cell>
              <table:table-cell office:value-type="float" office:value="215396">
                <text:p>21539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89705">
                <text:p>289705</text:p>
              </table:table-cell>
              <table:table-cell office:value-type="float" office:value="253056">
                <text:p>25305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33042">
                <text:p>333042</text:p>
              </table:table-cell>
              <table:table-cell office:value-type="float" office:value="291535">
                <text:p>2915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76310">
                <text:p>376310</text:p>
              </table:table-cell>
              <table:table-cell office:value-type="float" office:value="329506">
                <text:p>32950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9647">
                <text:p>419647</text:p>
              </table:table-cell>
              <table:table-cell office:value-type="float" office:value="368517">
                <text:p>368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97cm" xlink:href=".." xlink:type="simple" chart:class="chart:line" chart:style-name="ch1">
        <chart:legend chart:legend-position="end" svg:x="10.629cm" svg:y="3.95cm" style:legend-expansion="high" chart:style-name="ch2"/>
        <chart:plot-area chart:style-name="ch3" table:cell-range-address="'Hoja de datos'.A1:'Hoja de datos'.A11 'Hoja de datos'.D1:'Hoja de datos'.E11" chart:data-source-has-labels="both" svg:x="0.32cm" svg:y="0.179cm" svg:width="9.989cm" svg:height="8.639cm">
          <chartooo:coordinate-region svg:x="1.867cm" svg:y="0.179cm" svg:width="8.303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D2:'Hoja de datos'.D11" chart:label-cell-address="'Hoja de datos'.D1:'Hoja de datos'.D1" chart:class="chart:line">
            <chart:data-point chart:repeated="10"/>
          </chart:series>
          <chart:series chart:style-name="ch7" chart:values-cell-range-address="'Hoja de datos'.E2:'Hoja de datos'.E11" chart:label-cell-address="'Hoja de datos'.E1:'Hoja de datos'.E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Normales</text:p>
                <draw:g>
                  <svg:desc>'Hoja de datos'.D1:'Hoja de datos'.D1</svg:desc>
                </draw:g>
              </table:table-cell>
              <table:table-cell office:value-type="string">
                <text:p>ComparacionesModificado</text:p>
                <draw:g>
                  <svg:desc>'Hoja de datos'.E1:'Hoja de datos'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584581">
                <text:p>584581</text:p>
                <draw:g>
                  <svg:desc>'Hoja de datos'.D2:'Hoja de datos'.D11</svg:desc>
                </draw:g>
              </table:table-cell>
              <table:table-cell office:value-type="float" office:value="438576">
                <text:p>438576</text:p>
                <draw:g>
                  <svg:desc>'Hoja de datos'.E2:'Hoja de datos'.E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63254">
                <text:p>1263254</text:p>
              </table:table-cell>
              <table:table-cell office:value-type="float" office:value="991845">
                <text:p>99184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36763">
                <text:p>2036763</text:p>
              </table:table-cell>
              <table:table-cell office:value-type="float" office:value="1542851">
                <text:p>15428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701953">
                <text:p>2701953</text:p>
              </table:table-cell>
              <table:table-cell office:value-type="float" office:value="2102848">
                <text:p>210284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458294">
                <text:p>3458294</text:p>
              </table:table-cell>
              <table:table-cell office:value-type="float" office:value="2752131">
                <text:p>275213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246282">
                <text:p>4246282</text:p>
              </table:table-cell>
              <table:table-cell office:value-type="float" office:value="3426661">
                <text:p>342666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863341">
                <text:p>4863341</text:p>
              </table:table-cell>
              <table:table-cell office:value-type="float" office:value="4084864">
                <text:p>408486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723705">
                <text:p>5723705</text:p>
              </table:table-cell>
              <table:table-cell office:value-type="float" office:value="4732586">
                <text:p>473258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480919">
                <text:p>6480919</text:p>
              </table:table-cell>
              <table:table-cell office:value-type="float" office:value="5433755">
                <text:p>543375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185395">
                <text:p>7185395</text:p>
              </table:table-cell>
              <table:table-cell office:value-type="float" office:value="6064111">
                <text:p>6064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7cm" xlink:href=".." xlink:type="simple" chart:class="chart:line" chart:style-name="ch1">
        <chart:legend chart:legend-position="end" svg:x="11.845cm" svg:y="3.95cm" style:legend-expansion="high" chart:style-name="ch2"/>
        <chart:plot-area chart:style-name="ch3" table:cell-range-address="'Hoja de datos'.A1:'Hoja de datos'.A11 'Hoja de datos'.F1:'Hoja de datos'.G11" chart:data-source-has-labels="both" svg:x="0.319cm" svg:y="0.179cm" svg:width="11.207cm" svg:height="8.639cm">
          <chartooo:coordinate-region svg:x="2.052cm" svg:y="0.378cm" svg:width="8.917cm" svg:height="7.793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F2:'Hoja de datos'.F11" chart:label-cell-address="'Hoja de datos'.F1:'Hoja de datos'.F1" chart:class="chart:line">
            <chart:data-point chart:repeated="10"/>
          </chart:series>
          <chart:series chart:style-name="ch7" chart:values-cell-range-address="'Hoja de datos'.G2:'Hoja de datos'.G11" chart:label-cell-address="'Hoja de datos'.G1:'Hoja de datos'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Normal</text:p>
                <draw:g>
                  <svg:desc>'Hoja de datos'.F1:'Hoja de datos'.F1</svg:desc>
                </draw:g>
              </table:table-cell>
              <table:table-cell office:value-type="string">
                <text:p>TiempoModificado</text:p>
                <draw:g>
                  <svg:desc>'Hoja de datos'.G1:'Hoja de datos'.G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Hoja de datos'.A2:'Hoja de datos'.A11</svg:desc>
                </draw:g>
              </table:table-cell>
              <table:table-cell office:value-type="float" office:value="7978800">
                <text:p>7978800</text:p>
                <draw:g>
                  <svg:desc>'Hoja de datos'.F2:'Hoja de datos'.F11</svg:desc>
                </draw:g>
              </table:table-cell>
              <table:table-cell office:value-type="float" office:value="5508900">
                <text:p>5508900</text:p>
                <draw:g>
                  <svg:desc>'Hoja de datos'.G2:'Hoja de datos'.G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009275">
                <text:p>4009275</text:p>
              </table:table-cell>
              <table:table-cell office:value-type="float" office:value="2792175">
                <text:p>279217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943600">
                <text:p>5943600</text:p>
              </table:table-cell>
              <table:table-cell office:value-type="float" office:value="4017800">
                <text:p>40178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926625">
                <text:p>7926625</text:p>
              </table:table-cell>
              <table:table-cell office:value-type="float" office:value="5298900">
                <text:p>52989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977825">
                <text:p>9977825</text:p>
              </table:table-cell>
              <table:table-cell office:value-type="float" office:value="6781375">
                <text:p>678137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2275200">
                <text:p>12275200</text:p>
              </table:table-cell>
              <table:table-cell office:value-type="float" office:value="8650500">
                <text:p>86505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5399350">
                <text:p>15399350</text:p>
              </table:table-cell>
              <table:table-cell office:value-type="float" office:value="11737975">
                <text:p>1173797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325400">
                <text:p>17325400</text:p>
              </table:table-cell>
              <table:table-cell office:value-type="float" office:value="12756075">
                <text:p>1275607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0053500">
                <text:p>20053500</text:p>
              </table:table-cell>
              <table:table-cell office:value-type="float" office:value="14758675">
                <text:p>14758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580450">
                <text:p>20580450</text:p>
              </table:table-cell>
              <table:table-cell office:value-type="float" office:value="15253625">
                <text:p>15253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